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5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Heading_20_1" style:master-page-name="Standard">
      <style:paragraph-properties style:page-number="1"/>
    </style:style>
    <style:style style:name="T1" style:family="text">
      <style:text-properties fo:font-size="10.5pt" style:font-size-asian="10.5pt" style:font-size-complex="10.5pt" fo:background-color="#ffffff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2d2l4u4fkeyg"/>No quadro apresentado das gerações, qual seria a continuidade disso?</text:p>
      <text:p text:style-name="Standard"/>
      <text:p text:style-name="P1">Qual seria a sexta geração? qual geração vocês acham que estamos vivendo? </text:p>
      <text:p text:style-name="P1"/>
      <text:p text:style-name="P1">Baseado no quadro do slide 33 da aula 02, de continuidade entre as décadas 2000-2010, 2010-2020. Defina o Hardware, progresso técnico, nomes importantes e as linguagens de programação e/ou frameworks.</text:p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3">Data</text:p>
          </table:table-cell>
          <table:table-cell table:style-name="Table1.A1" office:value-type="string">
            <text:p text:style-name="P3">Hardware</text:p>
          </table:table-cell>
          <table:table-cell table:style-name="Table1.A1" office:value-type="string">
            <text:p text:style-name="P3">Prog Técnico</text:p>
          </table:table-cell>
          <table:table-cell table:style-name="Table1.A1" office:value-type="string">
            <text:p text:style-name="P3">Linguagens </text:p>
          </table:table-cell>
          <table:table-cell table:style-name="Table1.A1" office:value-type="string">
            <text:p text:style-name="P3">Personalidades</text:p>
          </table:table-cell>
        </table:table-row>
        <table:table-row table:style-name="Table1.1">
          <table:table-cell table:style-name="Table1.A1" office:value-type="string">
            <text:p text:style-name="P3">2000-</text:p>
            <text:p text:style-name="P3">2010</text:p>
          </table:table-cell>
          <table:table-cell table:style-name="Table1.A1" office:value-type="string">
            <text:p text:style-name="P3">iOS iPhone OS</text:p>
          </table:table-cell>
          <table:table-cell table:style-name="Table1.A1" office:value-type="string">
            <text:p text:style-name="P3">Dispositivo móvel iOS</text:p>
          </table:table-cell>
          <table:table-cell table:style-name="Table1.A1" office:value-type="string">
            <text:p text:style-name="P3">Swift</text:p>
            <text:p text:style-name="P3">SDK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2009-</text:p>
            <text:p text:style-name="P3">2020</text:p>
          </table:table-cell>
          <table:table-cell table:style-name="Table1.A1" office:value-type="string">
            <text:p text:style-name="P3">Criptomoedas</text:p>
          </table:table-cell>
          <table:table-cell table:style-name="Table1.A1" office:value-type="string">
            <text:p text:style-name="P3">Bitcoin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<text:span text:style-name="T1">Satoshi Nakamoto</text:span></text:p>
          </table:table-cell>
        </table:table-row>
      </table:table>
      <text:p text:style-name="P1"/>
      <text:p text:style-name="P1"><text:tab/><text:tab/><text:tab/><text:tab/><text:tab/></text:p>
      <text:p text:style-name="Standard"/>
      <text:p text:style-name="Standard"/>
      <text:p text:style-name="Standard">Swift é uma linguagem de programação consistente e intuitiva, desenvolvida pela Apple para a criação de apps para iOS, Mac, Apple TV e Apple Watch.</text:p>
      <text:p text:style-name="Standard">Fonte: https://www.apple.com/br/swift/</text:p>
      <text:p text:style-name="Standard"/>
      <text:p text:style-name="Standard">Criptomoedas se destacam como oportunidades para investir para 2022. São elas: Bitcoin, Solana, Polkadot, Avalanche, Ethereum, Axie Infinity e Start Atlas DAO.</text:p>
      <text:p text:style-name="Standard"/>
      <text:p text:style-name="Standard">Fonte: <text:a xlink:type="simple" xlink:href="https://investnews.com.br/financas/7-criptomoedas-promissoras-para-2022/" text:style-name="ListLabel_20_1" text:visited-style-name="ListLabel_20_1"><text:span text:style-name="T2">https://investnews.com.br/financas/7-criptomoedas-promissoras-para-2022/</text:span></text:a></text:p>
      <text:p text:style-name="P4"><text:a xlink:type="simple" xlink:href="https://pt.wikipedia.org/wiki/Criptomoeda" text:style-name="ListLabel_20_1" text:visited-style-name="ListLabel_20_1"><text:span text:style-name="T2">https://pt.wikipedia.org/wiki/Criptomoeda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5" meta:word-count="126" meta:character-count="956" meta:non-whitespace-character-count="846"/>
    <meta:generator>LibreOfficeDev/6.0.5.2$Linux_X86_64 LibreOffice_project/</meta:generator>
  </office:meta>
</office:document-meta>
</file>